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907cm" fo:margin-left="0cm" fo:margin-top="0cm" fo:margin-bottom="0cm" table:align="left" style:writing-mode="lr-tb"/>
    </style:style>
    <style:style style:name="표1.A" style:family="table-column">
      <style:table-column-properties style:column-width="3.066cm"/>
    </style:style>
    <style:style style:name="표1.B" style:family="table-column">
      <style:table-column-properties style:column-width="2.14cm"/>
    </style:style>
    <style:style style:name="표1.C" style:family="table-column">
      <style:table-column-properties style:column-width="2.141cm"/>
    </style:style>
    <style:style style:name="표1.D" style:family="table-column">
      <style:table-column-properties style:column-width="2.138cm"/>
    </style:style>
    <style:style style:name="표1.E" style:family="table-column">
      <style:table-column-properties style:column-width="2.143cm"/>
    </style:style>
    <style:style style:name="표1.F" style:family="table-column">
      <style:table-column-properties style:column-width="2.136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2" style:family="table">
      <style:table-properties style:width="15.907cm" fo:margin-left="0cm" fo:margin-top="0cm" fo:margin-bottom="0cm" table:align="left" style:writing-mode="lr-tb"/>
    </style:style>
    <style:style style:name="표2.A" style:family="table-column">
      <style:table-column-properties style:column-width="3.066cm"/>
    </style:style>
    <style:style style:name="표2.B" style:family="table-column">
      <style:table-column-properties style:column-width="2.14cm"/>
    </style:style>
    <style:style style:name="표2.C" style:family="table-column">
      <style:table-column-properties style:column-width="2.141cm"/>
    </style:style>
    <style:style style:name="표2.D" style:family="table-column">
      <style:table-column-properties style:column-width="2.138cm"/>
    </style:style>
    <style:style style:name="표2.E" style:family="table-column">
      <style:table-column-properties style:column-width="2.143cm"/>
    </style:style>
    <style:style style:name="표2.F" style:family="table-column">
      <style:table-column-properties style:column-width="2.136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3" style:family="table">
      <style:table-properties style:width="15.907cm" fo:margin-left="0cm" fo:margin-top="0cm" fo:margin-bottom="0cm" table:align="left" style:writing-mode="lr-tb"/>
    </style:style>
    <style:style style:name="표3.A" style:family="table-column">
      <style:table-column-properties style:column-width="3.066cm"/>
    </style:style>
    <style:style style:name="표3.B" style:family="table-column">
      <style:table-column-properties style:column-width="2.14cm"/>
    </style:style>
    <style:style style:name="표3.C" style:family="table-column">
      <style:table-column-properties style:column-width="2.141cm"/>
    </style:style>
    <style:style style:name="표3.D" style:family="table-column">
      <style:table-column-properties style:column-width="2.138cm"/>
    </style:style>
    <style:style style:name="표3.E" style:family="table-column">
      <style:table-column-properties style:column-width="2.143cm"/>
    </style:style>
    <style:style style:name="표3.F" style:family="table-column">
      <style:table-column-properties style:column-width="2.136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3.F3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표4" style:family="table">
      <style:table-properties style:width="15.907cm" fo:margin-left="0cm" fo:margin-top="0cm" fo:margin-bottom="0cm" table:align="left" style:writing-mode="lr-tb"/>
    </style:style>
    <style:style style:name="표4.A" style:family="table-column">
      <style:table-column-properties style:column-width="3.066cm"/>
    </style:style>
    <style:style style:name="표4.B" style:family="table-column">
      <style:table-column-properties style:column-width="2.14cm"/>
    </style:style>
    <style:style style:name="표4.C" style:family="table-column">
      <style:table-column-properties style:column-width="2.141cm"/>
    </style:style>
    <style:style style:name="표4.D" style:family="table-column">
      <style:table-column-properties style:column-width="2.138cm"/>
    </style:style>
    <style:style style:name="표4.E" style:family="table-column">
      <style:table-column-properties style:column-width="2.143cm"/>
    </style:style>
    <style:style style:name="표4.F" style:family="table-column">
      <style:table-column-properties style:column-width="2.136cm"/>
    </style:style>
    <style:style style:name="표4.1" style:family="table-row">
      <style:table-row-properties fo:keep-together="auto"/>
    </style:style>
    <style:style style:name="표4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5" style:family="table">
      <style:table-properties style:width="15.921cm" table:align="margins" style:writing-mode="lr-tb"/>
    </style:style>
    <style:style style:name="표5.A" style:family="table-column">
      <style:table-column-properties style:column-width="3.981cm" style:rel-column-width="16383*"/>
    </style:style>
    <style:style style:name="표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style:vertical-align="middle" fo:padding="0.097cm" fo:border="0.05pt solid #000000"/>
    </style:style>
    <style:style style:name="표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5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표5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8a22" officeooo:paragraph-rsid="00038a22"/>
    </style:style>
    <style:style style:name="P2" style:family="paragraph" style:parent-style-name="Standard">
      <style:text-properties officeooo:paragraph-rsid="00038a22"/>
    </style:style>
    <style:style style:name="P3" style:family="paragraph" style:parent-style-name="Standard">
      <style:text-properties fo:font-weight="bold" officeooo:rsid="00038a22" officeooo:paragraph-rsid="00038a22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18ec5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18ec5" officeooo:paragraph-rsid="00018ec5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681f6" officeooo:paragraph-rsid="000681f6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8e125" officeooo:paragraph-rsid="0008e125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38a22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18ec5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  <style:text-properties officeooo:rsid="00038a22" officeooo:paragraph-rsid="00038a22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text-properties officeooo:paragraph-rsid="00018ec5"/>
    </style:style>
    <style:style style:name="P14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18ec5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6f1cf" officeooo:paragraph-rsid="0006f1cf" style:font-weight-asian="bold" style:font-weight-complex="bold"/>
    </style:style>
    <style:style style:name="T1" style:family="text">
      <style:text-properties officeooo:rsid="000681f6"/>
    </style:style>
    <style:style style:name="T2" style:family="text">
      <style:text-properties officeooo:rsid="0006f1cf"/>
    </style:style>
    <style:style style:name="T3" style:family="text">
      <style:text-properties officeooo:rsid="0008e1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 실험 &gt;</text:p>
      <text:p text:style-name="Standard">Train data set : 37,500개</text:p>
      <text:p text:style-name="Standard">Validation data set : 12,500개</text:p>
      <text:list xml:id="list670944763965297744" text:style-name="WWNum1">
        <text:list-item>
          <text:p text:style-name="P12">모든 Feature를 다 이용했을 때 (Feature의 수 : 7,996,039개)</text:p>
        </text:list-item>
      </text:list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C"/>
        <table:table-row table:style-name="표1.1">
          <table:table-cell table:style-name="표1.A1" table:number-rows-spanned="2" office:value-type="string">
            <text:p text:style-name="P4"/>
          </table:table-cell>
          <table:table-cell table:style-name="표1.A1" table:number-columns-spanned="2" office:value-type="string">
            <text:p text:style-name="P4">Bernoulli NB</text:p>
          </table:table-cell>
          <table:covered-table-cell/>
          <table:table-cell table:style-name="표1.A1" table:number-columns-spanned="2" office:value-type="string">
            <text:p text:style-name="P4">Multinomial NB</text:p>
          </table:table-cell>
          <table:covered-table-cell/>
          <table:table-cell table:style-name="표1.A1" table:number-columns-spanned="2" office:value-type="string">
            <text:p text:style-name="P4">Gaussian NB</text:p>
          </table:table-cell>
          <table:covered-table-cell/>
        </table:table-row>
        <table:table-row table:style-name="표1.1">
          <table:covered-table-cell/>
          <table:table-cell table:style-name="표1.A1" office:value-type="string">
            <text:p text:style-name="P4">Accuracy</text:p>
          </table:table-cell>
          <table:table-cell table:style-name="표1.A1" office:value-type="string">
            <text:p text:style-name="P4">Predict</text:p>
          </table:table-cell>
          <table:table-cell table:style-name="표1.A1" office:value-type="string">
            <text:p text:style-name="P4">Accuracy</text:p>
          </table:table-cell>
          <table:table-cell table:style-name="표1.A1" office:value-type="string">
            <text:p text:style-name="P4">Predict</text:p>
          </table:table-cell>
          <table:table-cell table:style-name="표1.A1" office:value-type="string">
            <text:p text:style-name="P4">Accuracy</text:p>
          </table:table-cell>
          <table:table-cell table:style-name="표1.A1" office:value-type="string">
            <text:p text:style-name="P4">Predict</text:p>
          </table:table-cell>
        </table:table-row>
        <table:table-row table:style-name="표1.1">
          <table:table-cell table:style-name="표1.A1" office:value-type="string">
            <text:p text:style-name="P4">Count Vectorizer</text:p>
          </table:table-cell>
          <table:table-cell table:style-name="표1.A1" office:value-type="string">
            <text:p text:style-name="P8">0.85184</text:p>
          </table:table-cell>
          <table:table-cell table:style-name="표1.A1" office:value-type="string">
            <text:p text:style-name="P4">0</text:p>
          </table:table-cell>
          <table:table-cell table:style-name="표1.A1" office:value-type="string">
            <text:p text:style-name="P4">0.<text:span text:style-name="T3">88768</text:span></text:p>
          </table:table-cell>
          <table:table-cell table:style-name="표1.A1" office:value-type="string">
            <text:p text:style-name="P4">1</text:p>
          </table:table-cell>
          <table:table-cell table:style-name="표1.A1" table:number-columns-spanned="2" office:value-type="string">
            <text:p text:style-name="P4">Memory Error</text:p>
          </table:table-cell>
          <table:covered-table-cell/>
        </table:table-row>
        <table:table-row table:style-name="표1.1">
          <table:table-cell table:style-name="표1.A1" office:value-type="string">
            <text:p text:style-name="P5">Tfidf</text:p>
            <text:p text:style-name="P5">Vectorizer</text:p>
          </table:table-cell>
          <table:table-cell table:style-name="표1.A1" office:value-type="string">
            <text:p text:style-name="P4">0.<text:span text:style-name="T3">85184</text:span></text:p>
          </table:table-cell>
          <table:table-cell table:style-name="표1.A1" office:value-type="string">
            <text:p text:style-name="P4">0</text:p>
          </table:table-cell>
          <table:table-cell table:style-name="표1.A1" office:value-type="string">
            <text:p text:style-name="P4">0.<text:bookmark text:name="_GoBack"/><text:span text:style-name="T3">89008</text:span></text:p>
          </table:table-cell>
          <table:table-cell table:style-name="표1.A1" office:value-type="string">
            <text:p text:style-name="P4">1</text:p>
          </table:table-cell>
          <table:table-cell table:style-name="표1.A1" table:number-columns-spanned="2" office:value-type="string">
            <text:p text:style-name="P4">Memory Error</text:p>
          </table:table-cell>
          <table:covered-table-cell/>
        </table:table-row>
      </table:table>
      <text:p text:style-name="Text_20_body"/>
      <text:list xml:id="list180428534917898" text:continue-numbering="true" text:style-name="WWNum1">
        <text:list-item>
          <text:p text:style-name="P13">Max Feature를 1,000,000개로 했을 때</text:p>
        </text:list-item>
      </text:list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C"/>
        <table:table-row table:style-name="표2.1">
          <table:table-cell table:style-name="표2.A1" table:number-rows-spanned="2" office:value-type="string">
            <text:p text:style-name="P4"/>
          </table:table-cell>
          <table:table-cell table:style-name="표2.A1" table:number-columns-spanned="2" office:value-type="string">
            <text:p text:style-name="P4">Bernoulli NB</text:p>
          </table:table-cell>
          <table:covered-table-cell/>
          <table:table-cell table:style-name="표2.A1" table:number-columns-spanned="2" office:value-type="string">
            <text:p text:style-name="P4">Multinomial NB</text:p>
          </table:table-cell>
          <table:covered-table-cell/>
          <table:table-cell table:style-name="표2.A1" table:number-columns-spanned="2" office:value-type="string">
            <text:p text:style-name="P4">Gaussian NB</text:p>
          </table:table-cell>
          <table:covered-table-cell/>
        </table:table-row>
        <table:table-row table:style-name="표2.1">
          <table:covered-table-cell/>
          <table:table-cell table:style-name="표2.A1" office:value-type="string">
            <text:p text:style-name="P4">Accuracy</text:p>
          </table:table-cell>
          <table:table-cell table:style-name="표2.A1" office:value-type="string">
            <text:p text:style-name="P4">Predict</text:p>
          </table:table-cell>
          <table:table-cell table:style-name="표2.A1" office:value-type="string">
            <text:p text:style-name="P4">Accuracy</text:p>
          </table:table-cell>
          <table:table-cell table:style-name="표2.A1" office:value-type="string">
            <text:p text:style-name="P4">Predict</text:p>
          </table:table-cell>
          <table:table-cell table:style-name="표2.A1" office:value-type="string">
            <text:p text:style-name="P4">Accuracy</text:p>
          </table:table-cell>
          <table:table-cell table:style-name="표2.A1" office:value-type="string">
            <text:p text:style-name="P4">Predict</text:p>
          </table:table-cell>
        </table:table-row>
        <table:table-row table:style-name="표2.1">
          <table:table-cell table:style-name="표2.A1" office:value-type="string">
            <text:p text:style-name="P4">Count Vectorizer</text:p>
          </table:table-cell>
          <table:table-cell table:style-name="표2.A1" office:value-type="string">
            <text:p text:style-name="P4">0.<text:span text:style-name="T2">88928</text:span></text:p>
          </table:table-cell>
          <table:table-cell table:style-name="표2.A1" office:value-type="string">
            <text:p text:style-name="P4">1</text:p>
          </table:table-cell>
          <table:table-cell table:style-name="표2.A1" office:value-type="string">
            <text:p text:style-name="P4">0.<text:span text:style-name="T2">88744</text:span></text:p>
          </table:table-cell>
          <table:table-cell table:style-name="표2.A1" office:value-type="string">
            <text:p text:style-name="P4">1</text:p>
          </table:table-cell>
          <table:table-cell table:style-name="표2.A1" table:number-columns-spanned="2" office:value-type="string">
            <text:p text:style-name="P4">Memory Error</text:p>
          </table:table-cell>
          <table:covered-table-cell/>
        </table:table-row>
        <table:table-row table:style-name="표2.1">
          <table:table-cell table:style-name="표2.A1" office:value-type="string">
            <text:p text:style-name="P5">Tfidf</text:p>
            <text:p text:style-name="P5">Vectorizer</text:p>
          </table:table-cell>
          <table:table-cell table:style-name="표2.A1" office:value-type="string">
            <text:p text:style-name="P4">0.<text:span text:style-name="T2">88928</text:span></text:p>
          </table:table-cell>
          <table:table-cell table:style-name="표2.A1" office:value-type="string">
            <text:p text:style-name="P4">1</text:p>
          </table:table-cell>
          <table:table-cell table:style-name="표2.A1" office:value-type="string">
            <text:p text:style-name="P4">0.<text:span text:style-name="T2">89064</text:span></text:p>
          </table:table-cell>
          <table:table-cell table:style-name="표2.A1" office:value-type="string">
            <text:p text:style-name="P4">1</text:p>
          </table:table-cell>
          <table:table-cell table:style-name="표2.A1" table:number-columns-spanned="2" office:value-type="string">
            <text:p text:style-name="P4">Memory Error</text:p>
          </table:table-cell>
          <table:covered-table-cell/>
        </table:table-row>
      </table:table>
      <text:list xml:id="list180427768907563" text:continue-numbering="true" text:style-name="WWNum1">
        <text:list-header>
          <text:p text:style-name="P14"/>
        </text:list-header>
        <text:list-item>
          <text:p text:style-name="P13">Max Feature를 100,000개로 했을 때</text:p>
        </text:list-item>
      </text:list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column table:style-name="표3.C"/>
        <table:table-row table:style-name="표3.1">
          <table:table-cell table:style-name="표3.A1" table:number-rows-spanned="2" office:value-type="string">
            <text:p text:style-name="P4"/>
          </table:table-cell>
          <table:table-cell table:style-name="표3.A1" table:number-columns-spanned="2" office:value-type="string">
            <text:p text:style-name="P4">Bernoulli NB</text:p>
          </table:table-cell>
          <table:covered-table-cell/>
          <table:table-cell table:style-name="표3.A1" table:number-columns-spanned="2" office:value-type="string">
            <text:p text:style-name="P4">Multinomial NB</text:p>
          </table:table-cell>
          <table:covered-table-cell/>
          <table:table-cell table:style-name="표3.A1" table:number-columns-spanned="2" office:value-type="string">
            <text:p text:style-name="P4">Gaussian NB</text:p>
          </table:table-cell>
          <table:covered-table-cell/>
        </table:table-row>
        <table:table-row table:style-name="표3.1">
          <table:covered-table-cell/>
          <table:table-cell table:style-name="표3.A1" office:value-type="string">
            <text:p text:style-name="P4">Accuracy</text:p>
          </table:table-cell>
          <table:table-cell table:style-name="표3.A1" office:value-type="string">
            <text:p text:style-name="P4">Predict</text:p>
          </table:table-cell>
          <table:table-cell table:style-name="표3.A1" office:value-type="string">
            <text:p text:style-name="P4">Accuracy</text:p>
          </table:table-cell>
          <table:table-cell table:style-name="표3.A1" office:value-type="string">
            <text:p text:style-name="P4">Predict</text:p>
          </table:table-cell>
          <table:table-cell table:style-name="표3.A1" office:value-type="string">
            <text:p text:style-name="P4">Accuracy</text:p>
          </table:table-cell>
          <table:table-cell table:style-name="표3.A1" office:value-type="string">
            <text:p text:style-name="P4">Predict</text:p>
          </table:table-cell>
        </table:table-row>
        <table:table-row table:style-name="표3.1">
          <table:table-cell table:style-name="표3.A1" office:value-type="string">
            <text:p text:style-name="P4">Count Vectorizer</text:p>
          </table:table-cell>
          <table:table-cell table:style-name="표3.A1" office:value-type="string">
            <text:p text:style-name="P4">0.<text:span text:style-name="T1">88136</text:span></text:p>
          </table:table-cell>
          <table:table-cell table:style-name="표3.A1" office:value-type="string">
            <text:p text:style-name="P4">1</text:p>
          </table:table-cell>
          <table:table-cell table:style-name="표3.A1" office:value-type="string">
            <text:p text:style-name="P4">0.<text:span text:style-name="T1">87976</text:span></text:p>
          </table:table-cell>
          <table:table-cell table:style-name="표3.A1" office:value-type="string">
            <text:p text:style-name="P4">1</text:p>
          </table:table-cell>
          <table:table-cell table:style-name="표3.F3" office:value-type="string">
            <text:p text:style-name="P6">0.<text:span text:style-name="T1">8152</text:span></text:p>
          </table:table-cell>
          <table:table-cell table:style-name="표3.A1" office:value-type="string">
            <text:p text:style-name="P6">1</text:p>
          </table:table-cell>
        </table:table-row>
        <table:table-row table:style-name="표3.1">
          <table:table-cell table:style-name="표3.A1" office:value-type="string">
            <text:p text:style-name="P5">Tfidf</text:p>
            <text:p text:style-name="P5">Vectorizer</text:p>
          </table:table-cell>
          <table:table-cell table:style-name="표3.A1" office:value-type="string">
            <text:p text:style-name="P4">0.<text:span text:style-name="T1">88136</text:span></text:p>
          </table:table-cell>
          <table:table-cell table:style-name="표3.A1" office:value-type="string">
            <text:p text:style-name="P4">1</text:p>
          </table:table-cell>
          <table:table-cell table:style-name="표3.A1" office:value-type="string">
            <text:p text:style-name="P4">0.<text:span text:style-name="T1">88608</text:span></text:p>
          </table:table-cell>
          <table:table-cell table:style-name="표3.A1" office:value-type="string">
            <text:p text:style-name="P4">1</text:p>
          </table:table-cell>
          <table:table-cell table:style-name="표3.F3" office:value-type="string">
            <text:p text:style-name="P6">0.<text:span text:style-name="T1">7952</text:span></text:p>
          </table:table-cell>
          <table:table-cell table:style-name="표3.A1" office:value-type="string">
            <text:p text:style-name="P6">1</text:p>
          </table:table-cell>
        </table:table-row>
      </table:table>
      <text:list xml:id="list180428502998391" text:continue-numbering="true" text:style-name="WWNum1">
        <text:list-header>
          <text:p text:style-name="P13"/>
        </text:list-header>
        <text:list-item>
          <text:p text:style-name="P13">Max Feature를 5<text:span text:style-name="T1">0</text:span>,000개로 했을 때</text:p>
        </text:list-item>
      </text:list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column table:style-name="표4.F"/>
        <table:table-column table:style-name="표4.C"/>
        <table:table-row table:style-name="표4.1">
          <table:table-cell table:style-name="표4.A1" table:number-rows-spanned="2" office:value-type="string">
            <text:p text:style-name="P4"/>
          </table:table-cell>
          <table:table-cell table:style-name="표4.A1" table:number-columns-spanned="2" office:value-type="string">
            <text:p text:style-name="P4">Bernoulli NB</text:p>
          </table:table-cell>
          <table:covered-table-cell/>
          <table:table-cell table:style-name="표4.A1" table:number-columns-spanned="2" office:value-type="string">
            <text:p text:style-name="P4">Multinomial NB</text:p>
          </table:table-cell>
          <table:covered-table-cell/>
          <table:table-cell table:style-name="표4.A1" table:number-columns-spanned="2" office:value-type="string">
            <text:p text:style-name="P4">Gaussian NB</text:p>
          </table:table-cell>
          <table:covered-table-cell/>
        </table:table-row>
        <table:table-row table:style-name="표4.1">
          <table:covered-table-cell/>
          <table:table-cell table:style-name="표4.A1" office:value-type="string">
            <text:p text:style-name="P4">Accuracy</text:p>
          </table:table-cell>
          <table:table-cell table:style-name="표4.A1" office:value-type="string">
            <text:p text:style-name="P4">Predict</text:p>
          </table:table-cell>
          <table:table-cell table:style-name="표4.A1" office:value-type="string">
            <text:p text:style-name="P4">Accuracy</text:p>
          </table:table-cell>
          <table:table-cell table:style-name="표4.A1" office:value-type="string">
            <text:p text:style-name="P4">Predict</text:p>
          </table:table-cell>
          <table:table-cell table:style-name="표4.A1" office:value-type="string">
            <text:p text:style-name="P4">Accuracy</text:p>
          </table:table-cell>
          <table:table-cell table:style-name="표4.A1" office:value-type="string">
            <text:p text:style-name="P4">Predict</text:p>
          </table:table-cell>
        </table:table-row>
        <table:table-row table:style-name="표4.1">
          <table:table-cell table:style-name="표4.A1" office:value-type="string">
            <text:p text:style-name="P4">Count Vectorizer</text:p>
          </table:table-cell>
          <table:table-cell table:style-name="표4.A1" office:value-type="string">
            <text:p text:style-name="P4">0.<text:span text:style-name="T1">87824</text:span></text:p>
          </table:table-cell>
          <table:table-cell table:style-name="표4.A1" office:value-type="string">
            <text:p text:style-name="P4">1</text:p>
          </table:table-cell>
          <table:table-cell table:style-name="표4.A1" office:value-type="string">
            <text:p text:style-name="P4">0.<text:span text:style-name="T1">874</text:span></text:p>
          </table:table-cell>
          <table:table-cell table:style-name="표4.A1" office:value-type="string">
            <text:p text:style-name="P4">1</text:p>
          </table:table-cell>
          <table:table-cell table:style-name="표4.A1" office:value-type="string">
            <text:p text:style-name="P7">0.82856</text:p>
          </table:table-cell>
          <table:table-cell table:style-name="표4.A1" office:value-type="string">
            <text:p text:style-name="P7">1</text:p>
          </table:table-cell>
        </table:table-row>
        <table:table-row table:style-name="표4.1">
          <table:table-cell table:style-name="표4.A1" office:value-type="string">
            <text:p text:style-name="P5">Tfidf</text:p>
            <text:p text:style-name="P5">Vectorizer</text:p>
          </table:table-cell>
          <table:table-cell table:style-name="표4.A1" office:value-type="string">
            <text:p text:style-name="P4">0.<text:span text:style-name="T1">87824</text:span></text:p>
          </table:table-cell>
          <table:table-cell table:style-name="표4.A1" office:value-type="string">
            <text:p text:style-name="P4">1</text:p>
          </table:table-cell>
          <table:table-cell table:style-name="표4.A1" office:value-type="string">
            <text:p text:style-name="P4">0.<text:span text:style-name="T1">8828</text:span></text:p>
          </table:table-cell>
          <table:table-cell table:style-name="표4.A1" office:value-type="string">
            <text:p text:style-name="P4">1</text:p>
          </table:table-cell>
          <table:table-cell table:style-name="표4.A1" office:value-type="string">
            <text:p text:style-name="P7">0.82896</text:p>
          </table:table-cell>
          <table:table-cell table:style-name="표4.A1" office:value-type="string">
            <text:p text:style-name="P4">1</text:p>
          </table:table-cell>
        </table:table-row>
      </table:table>
      <text:p text:style-name="Standard"/>
      <text:p text:style-name="P1"/>
      <text:p text:style-name="P3">&lt; 결과 &gt;</text:p>
      <text:p text:style-name="P3">Train data set : 50,000개, <text:span text:style-name="T1">Max Feature : 50,000개</text:span></text:p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15"/>
          </table:table-cell>
          <table:table-cell table:style-name="표5.A1" office:value-type="string">
            <text:p text:style-name="P9">Bernoulli NB</text:p>
          </table:table-cell>
          <table:table-cell table:style-name="표5.A1" office:value-type="string">
            <text:p text:style-name="P9">Multinomial NB</text:p>
          </table:table-cell>
          <table:table-cell table:style-name="표5.D1" office:value-type="string">
            <text:p text:style-name="P9">Gaussian NB</text:p>
          </table:table-cell>
        </table:table-row>
        <table:table-row>
          <table:table-cell table:style-name="표5.A2" office:value-type="string">
            <text:p text:style-name="P9">Count </text:p>
            <text:p text:style-name="P9">Vectorizer</text:p>
          </table:table-cell>
          <table:table-cell table:style-name="표5.B2" office:value-type="string">
            <text:p text:style-name="P16">1(positive)</text:p>
          </table:table-cell>
          <table:table-cell table:style-name="표5.B2" office:value-type="string">
            <text:p text:style-name="P16">1(positive)</text:p>
          </table:table-cell>
          <table:table-cell table:style-name="표5.D2" office:value-type="string">
            <text:p text:style-name="P16">1(positive)</text:p>
          </table:table-cell>
        </table:table-row>
        <table:table-row>
          <table:table-cell table:style-name="표5.A2" office:value-type="string">
            <text:p text:style-name="P10">Tfidf</text:p>
            <text:p text:style-name="P10">Vectorizer</text:p>
          </table:table-cell>
          <table:table-cell table:style-name="표5.B2" office:value-type="string">
            <text:p text:style-name="P16">1(positive)</text:p>
          </table:table-cell>
          <table:table-cell table:style-name="표5.B2" office:value-type="string">
            <text:p text:style-name="P16">1(positive)</text:p>
          </table:table-cell>
          <table:table-cell table:style-name="표5.D2" office:value-type="string">
            <text:p text:style-name="P16">1(positive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이종호</meta:initial-creator>
    <meta:editing-cycles>8</meta:editing-cycles>
    <meta:creation-date>2019-06-01T00:31:00</meta:creation-date>
    <dc:date>2019-06-01T18:04:26.652812210</dc:date>
    <meta:editing-duration>PT7H29M31S</meta:editing-duration>
    <meta:generator>LibreOffice/5.1.6.2$Linux_X86_64 LibreOffice_project/10m0$Build-2</meta:generator>
    <meta:print-date>2019-06-01T18:04:23.558454178</meta:print-date>
    <meta:document-statistic meta:table-count="5" meta:image-count="0" meta:object-count="0" meta:page-count="1" meta:paragraph-count="114" meta:word-count="208" meta:character-count="1037" meta:non-whitespace-character-count="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